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A70000034AB49F178C.png" manifest:media-type=""/>
  <manifest:file-entry manifest:full-path="Pictures/1000020100000100000001007DB924D8.png" manifest:media-type=""/>
  <manifest:file-entry manifest:full-path="Pictures/100002010000017F00000141429C954A.png" manifest:media-type=""/>
  <manifest:file-entry manifest:full-path="Pictures/100002010000038E0000017C87B4D8A0.png" manifest:media-type=""/>
  <manifest:file-entry manifest:full-path="Pictures/10000201000002260000028D879EDDA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oria dos Grafos (COS242)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hiago Perrotta e</text:p>
            <text:p>Guilherme Sal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Tecnologias Utilizadas</text:p>
          </draw:text-box>
        </draw:frame>
        <draw:frame draw:style-name="gr2" draw:text-style-name="P1" draw:layer="layout" svg:width="6.858cm" svg:height="5.249cm" svg:x="1.016cm" svg:y="14.478cm">
          <draw:image xlink:href="Pictures/100002010000017F00000141429C954A.png" xlink:type="simple" xlink:show="embed" xlink:actuate="onLoad">
            <text:p/>
          </draw:image>
        </draw:frame>
        <draw:frame draw:style-name="gr2" draw:text-style-name="P1" draw:layer="layout" svg:width="6.423cm" svg:height="5.842cm" svg:x="19.558cm" svg:y="13.208cm">
          <draw:image xlink:href="Pictures/10000201000002260000028D879EDDA7.png" xlink:type="simple" xlink:show="embed" xlink:actuate="onLoad">
            <text:p/>
          </draw:image>
        </draw:frame>
        <draw:frame draw:style-name="gr2" draw:text-style-name="P1" draw:layer="layout" svg:width="7.703cm" svg:height="3.216cm" svg:x="2.032cm" svg:y="5.166cm">
          <draw:image xlink:href="Pictures/100002010000038E0000017C87B4D8A0.png" xlink:type="simple" xlink:show="embed" xlink:actuate="onLoad">
            <text:p/>
          </draw:image>
        </draw:frame>
        <draw:frame draw:style-name="gr2" draw:text-style-name="P1" draw:layer="layout" svg:width="10.452cm" svg:height="7.063cm" svg:x="18.034cm" svg:y="4.875cm">
          <draw:image xlink:href="Pictures/10000201000004A70000034AB49F178C.png" xlink:type="simple" xlink:show="embed" xlink:actuate="onLoad">
            <text:p/>
          </draw:image>
        </draw:frame>
        <draw:frame draw:style-name="gr2" draw:text-style-name="P1" draw:layer="layout" svg:width="4.664cm" svg:height="4.616cm" svg:x="6.604cm" svg:y="10.116cm">
          <draw:image xlink:href="Pictures/1000020100000100000001007DB924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6T02:29:09.019331687</meta:creation-date>
    <dc:date>2013-11-06T02:48:19.982183871</dc:date>
    <meta:editing-duration>PT2M18S</meta:editing-duration>
    <meta:editing-cycles>1</meta:editing-cycles>
    <meta:document-statistic meta:object-count="33"/>
    <meta:generator>LibreOffice/4.1.3.2$Linux_X86_64 LibreOffice_project/410m0$Build-2</meta:generator>
  </office:meta>
</office:document-meta>
</file>